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15.154cm" fo:min-width="0.133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0.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9.704cm" fo:min-width="0.133cm" fo:wrap-option="wrap"/>
    </style:style>
    <style:style style:name="gr9" style:family="graphic" style:parent-style-name="standard">
      <style:graphic-properties draw:fill="none" draw:textarea-vertical-align="middle" draw:auto-grow-height="false" fo:min-height="8.282cm" fo:min-width="0.133cm" fo:wrap-option="wrap"/>
    </style:style>
    <style:style style:name="gr10" style:family="graphic" style:parent-style-name="standard">
      <style:graphic-properties draw:fill="none" draw:textarea-vertical-align="middle" draw:auto-grow-height="false" fo:min-height="5.912cm" fo:min-width="0cm" fo:wrap-option="wrap"/>
    </style:style>
    <style:style style:name="P1" style:family="paragraph">
      <style:text-properties fo:font-size="11pt"/>
    </style:style>
    <style:style style:name="P2" style:family="paragraph">
      <loext:graphic-properties draw:fill="none" draw:fill-color="#ffffff"/>
      <style:text-properties fo:font-size="11pt"/>
    </style:style>
    <style:style style:name="P3" style:family="paragraph">
      <style:text-properties fo:font-size="11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5" style:family="paragraph">
      <loext:graphic-properties draw:fill="none"/>
      <style:text-properties fo:font-size="11pt"/>
    </style:style>
    <style:style style:name="P6" style:family="paragraph">
      <loext:graphic-properties draw:fill="none"/>
      <style:paragraph-properties fo:text-align="center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15%"/>
      <style:text-properties fo:font-size="11pt"/>
    </style:style>
    <style:style style:name="P9" style:family="paragraph">
      <loext:graphic-properties draw:fill="none"/>
      <style:paragraph-properties fo:text-align="center"/>
      <style:text-properties fo:font-size="11pt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5.887cm" svg:height="0.962cm" svg:x="2cm" svg:y="13.788cm">
          <draw:text-box>
            <text:p text:style-name="P1">Pruebas dinámicas</text:p>
          </draw:text-box>
        </draw:frame>
        <draw:frame draw:style-name="gr2" draw:text-style-name="P2" draw:layer="layout" svg:width="3.914cm" svg:height="1cm" svg:x="9.836cm" svg:y="7.5cm">
          <draw:text-box>
            <text:p text:style-name="P1">Funcionales</text:p>
          </draw:text-box>
        </draw:frame>
        <draw:frame draw:style-name="gr3" draw:text-style-name="P2" draw:layer="layout" svg:width="3.199cm" svg:height="0.683cm" svg:x="9.647cm" svg:y="20.538cm">
          <draw:text-box>
            <text:p text:style-name="P1">No Funcionales</text:p>
          </draw:text-box>
        </draw:frame>
        <draw:frame draw:style-name="gr1" draw:text-style-name="P4" draw:layer="layout" svg:width="3.144cm" svg:height="0.962cm" svg:x="16.856cm" svg:y="11.788cm">
          <draw:text-box>
            <text:p text:style-name="P3"><text:span text:style-name="T1">Whitebox</text:span></text:p>
          </draw:text-box>
        </draw:frame>
        <draw:frame draw:style-name="gr3" draw:text-style-name="P4" draw:layer="layout" svg:width="2.229cm" svg:height="0.683cm" svg:x="16.678cm" svg:y="3.538cm">
          <draw:text-box>
            <text:p text:style-name="P3"><text:span text:style-name="T1">Blackbox</text:span></text:p>
          </draw:text-box>
        </draw:frame>
        <draw:frame draw:style-name="gr4" draw:text-style-name="P5" draw:layer="layout" svg:width="3.808cm" svg:height="0.963cm" svg:x="17.397cm" svg:y="17.5cm">
          <draw:text-box>
            <text:p text:style-name="P1">rendimiento</text:p>
          </draw:text-box>
        </draw:frame>
        <draw:frame draw:style-name="gr4" draw:text-style-name="P5" draw:layer="layout" svg:width="4.16cm" svg:height="0.963cm" svg:x="17.455cm" svg:y="19cm">
          <draw:text-box>
            <text:p text:style-name="P1">recuperación</text:p>
          </draw:text-box>
        </draw:frame>
        <draw:frame draw:style-name="gr4" draw:text-style-name="P5" draw:layer="layout" svg:width="4.545cm" svg:height="0.963cm" svg:x="17.455cm" svg:y="20.5cm">
          <draw:text-box>
            <text:p text:style-name="P1">compatibilidad</text:p>
          </draw:text-box>
        </draw:frame>
        <draw:frame draw:style-name="gr4" draw:text-style-name="P5" draw:layer="layout" svg:width="3.279cm" svg:height="0.963cm" svg:x="17.576cm" svg:y="22cm">
          <draw:text-box>
            <text:p text:style-name="P1">seguridad</text:p>
          </draw:text-box>
        </draw:frame>
        <draw:frame draw:style-name="gr4" draw:text-style-name="P5" draw:layer="layout" svg:width="3.347cm" svg:height="0.963cm" svg:x="17.508cm" svg:y="23.287cm">
          <draw:text-box>
            <text:p text:style-name="P1">usabilidad</text:p>
          </draw:text-box>
        </draw:frame>
        <draw:custom-shape draw:style-name="gr5" draw:text-style-name="P6" draw:layer="layout" svg:width="1.75cm" svg:height="16.25cm" svg:x="8cm" svg:y="6.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7.75cm" svg:height="3.163cm" svg:x="22.75cm" svg:y="11.407cm">
          <draw:text-box>
            <text:p text:style-name="P7"><text:span text:style-name="T1">Prueba</text:span><text:span text:style-name="T1">s </text:span><text:span text:style-name="T1">Unitari</text:span><text:span text:style-name="T1">as</text:span></text:p>
            <text:p text:style-name="P8">Es un tipo de prueba de software donde se prueban las unidades o componentes individuales de un software. Para validar que el código del software se comporte según lo esperado.</text:p>
          </draw:text-box>
        </draw:frame>
        <draw:frame draw:style-name="gr7" draw:text-style-name="P5" draw:layer="layout" svg:width="6.75cm" svg:height="0.75cm" svg:x="22.5cm" svg:y="2.5cm">
          <draw:text-box>
            <text:p text:style-name="P1">Prueba de integración</text:p>
          </draw:text-box>
        </draw:frame>
        <draw:frame draw:style-name="gr4" draw:text-style-name="P5" draw:layer="layout" svg:width="6.5cm" svg:height="0.963cm" svg:x="22.5cm" svg:y="3.75cm">
          <draw:text-box>
            <text:p text:style-name="P1">Prueba de sistema</text:p>
          </draw:text-box>
        </draw:frame>
        <draw:frame draw:style-name="gr4" draw:text-style-name="P5" draw:layer="layout" svg:width="7.25cm" svg:height="0.963cm" svg:x="22.5cm" svg:y="5.037cm">
          <draw:text-box>
            <text:p text:style-name="P1">Prueba de aceptación</text:p>
          </draw:text-box>
        </draw:frame>
        <draw:custom-shape draw:style-name="gr8" draw:text-style-name="P6" draw:layer="layout" svg:width="1.75cm" svg:height="10.5cm" svg:x="15.05cm" svg:y="2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6" draw:layer="layout" svg:width="1.75cm" svg:height="9cm" svg:x="14.897cm" svg:y="16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9" draw:layer="layout" svg:width="1.25cm" svg:height="6.5cm" svg:x="21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2T12:23:00.343574120</meta:creation-date>
    <dc:date>2024-03-22T13:08:24.491425107</dc:date>
    <meta:editing-duration>PT24M57S</meta:editing-duration>
    <meta:editing-cycles>9</meta:editing-cycles>
    <meta:generator>LibreOffice/7.3.7.2$Linux_X86_64 LibreOffice_project/30$Build-2</meta:generator>
    <meta:document-statistic meta:object-count="18"/>
  </office:meta>
</office:document-meta>
</file>